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3">
      <style:text-properties fo:font-size="14pt" officeooo:paragraph-rsid="000d7345"/>
    </style:style>
    <style:style style:name="P2" style:family="paragraph" style:parent-style-name="Standard" style:list-style-name="L3">
      <style:text-properties fo:font-size="14pt" officeooo:rsid="000d7345" officeooo:paragraph-rsid="000d7345"/>
    </style:style>
    <style:style style:name="P3" style:family="paragraph" style:parent-style-name="Standard">
      <style:text-properties fo:font-size="14pt" officeooo:rsid="000d7345" officeooo:paragraph-rsid="000d7345"/>
    </style:style>
    <style:style style:name="P4" style:family="paragraph" style:parent-style-name="Standard" style:list-style-name="L5">
      <style:text-properties fo:font-size="14pt" officeooo:rsid="000d7345" officeooo:paragraph-rsid="000d7345"/>
    </style:style>
    <style:style style:name="P5" style:family="paragraph" style:parent-style-name="Standard" style:list-style-name="L4">
      <style:text-properties fo:font-size="14pt" officeooo:rsid="000d7345" officeooo:paragraph-rsid="000d7345"/>
    </style:style>
    <style:style style:name="P6" style:family="paragraph" style:parent-style-name="Standard">
      <style:text-properties fo:font-size="14pt" fo:font-weight="bold" officeooo:rsid="000d7345" officeooo:paragraph-rsid="000d7345" style:font-weight-asian="bold" style:font-weight-complex="bold"/>
    </style:style>
    <style:style style:name="P7" style:family="paragraph" style:parent-style-name="Standard" style:list-style-name="L4">
      <style:text-properties fo:font-size="14pt" officeooo:rsid="000e30f0" officeooo:paragraph-rsid="000e30f0"/>
    </style:style>
    <style:style style:name="T1" style:family="text">
      <style:text-properties officeooo:rsid="000d7345"/>
    </style:style>
    <style:style style:name="T2" style:family="text">
      <style:text-properties style:text-position="super 58%"/>
    </style:style>
    <style:style style:name="T3" style:family="text">
      <style:text-properties officeooo:rsid="000e30f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cess for using google api</text:p>
      <text:list xml:id="list7289723056652012995" text:style-name="L3">
        <text:list-item>
          <text:p text:style-name="P1"><text:span text:style-name="T1">Google api requires client id and client secret to access an api.</text:span></text:p>
        </text:list-item>
        <text:list-item>
          <text:p text:style-name="P2">Each user on authentication get an access token and refrest token.</text:p>
        </text:list-item>
        <text:list-item>
          <text:p text:style-name="P2">Access token is used to avoid the login process repeatedly. </text:p>
        </text:list-item>
        <text:list-item>
          <text:p text:style-name="P2">Access token has a validity period. So in order to avoid logging in again refresh tokens are used.</text:p>
        </text:list-item>
        <text:list-item>
          <text:p text:style-name="P2">Access token and refresh tokens are sent in headers to google.</text:p>
        </text:list-item>
      </text:list>
      <text:p text:style-name="P3"/>
      <text:p text:style-name="P3"/>
      <text:p text:style-name="P6">Challenges achieved</text:p>
      <text:list xml:id="list936486512982668590" text:style-name="L5">
        <text:list-item>
          <text:p text:style-name="P4">Get access token</text:p>
        </text:list-item>
        <text:list-item>
          <text:p text:style-name="P4">Store access token to database</text:p>
        </text:list-item>
        <text:list-item>
          <text:p text:style-name="P4">Automatic handling for assigning tokens to a request</text:p>
        </text:list-item>
      </text:list>
      <text:p text:style-name="P3"/>
      <text:p text:style-name="P6">Challenges not resolved</text:p>
      <text:list xml:id="list4316368298596459333" text:style-name="L4">
        <text:list-item>
          <text:p text:style-name="P5">Get refresh token </text:p>
          <text:list>
            <text:list-item>
              <text:p text:style-name="P7">Should be coming in same request but value obtained is null.</text:p>
            </text:list-item>
          </text:list>
        </text:list-item>
        <text:list-item>
          <text:p text:style-name="P5">Passing desired data to required google apis. <text:span text:style-name="T3">(Resolving headers)</text:span></text:p>
        </text:list-item>
        <text:list-item>
          <text:p text:style-name="P5">Resolve this entire process to a generalized state for any 3<text:span text:style-name="T2">rd</text:span> pary api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15:48:50.827972691</meta:creation-date>
    <dc:date>2020-06-09T16:00:42.724839137</dc:date>
    <meta:editing-duration>PT10M2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36" meta:character-count="751" meta:non-whitespace-character-count="640"/>
  </office:meta>
</office:document-meta>
</file>